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508cm" style:auto-text-indent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ção do Ocultações Estelares por Satélites Irregulares até 2020</text:p>
      <text:p text:style-name="P1"/>
      <text:p text:style-name="P2">A. R. Gomes-Júnior, M. Assafin, L. Beauvalet, J. Desmars, R. Vieira-Martins, J. I. B Camargo, B. E. Morgado, F. Braga-Ribas</text:p>
      <text:p text:style-name="P1"/>
      <text:p text:style-name="P3">Devido às suas configurações orbitais, acredita-se que os satélites irregulares dos planetas gigantes foram provavelmente capturados pelos planetas ao longo de suas evoluções. É importante conhecer seus parâmetros físicos como tamanho, forma, albedo e composição, de forma a tornar possível acessar suas origens. A melhor técnica de solo para para determinar tamanho e forma é a por ocultações estelares. Porém para isso é necessário efemérides precisas baseadas em novas e boas posições.</text:p>
      <text:p text:style-name="P3">Gomes-Júnior et al. (2015) publicou 6523 observações obtidas entre 1992 e 2014 para 18 satélites com erro estimado entre 60 e 80 milissegundos de arco. Baseado em suas observações, nós geramos novas integrações numéricas das órbitas de 8 satélites irregulares de Júpiter (Himalia, Elara, Pasiphae, Carme, Lysithea, Sinope, Ananke e Leda) e Phoebe de Saturno. Essas são efemérides de curto-período de forma a eliminar erros sistemáticos identificados nas efemérides do JPL.</text:p>
      <text:p text:style-name="P3">Em 2019-2020 Júpiter irá cruzar o plano da galáxia criando muitas oportunidades para ocultações estelares. O mesmo ocorre para Saturno em 2018. <text:s/>Com as efemérides obtidas anteriormente e utilizando o catálogo UCAC4 identificamos 5442 candidatas a ocultações estelares para os 8 satélites de Júpiter e Phoebe entre Janeiro de 2016 e Dezembro de 2020. Cerca de 10% desses eventos envolvem estrelas mais brilhantes que magR=14.0 o que facilita observação de observadores am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5:44:28</meta:creation-date>
    <dc:date>2016-03-22T17:02:38</dc:date>
    <meta:editing-duration>PT1H11M5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244" meta:character-count="1627" meta:non-whitespace-character-count="1387"/>
  </office:meta>
</office:document-meta>
</file>